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8.07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Product n.5 (10 alette)</text:p>
          </table:table-cell>
          <table:table-cell table:style-name="ce2"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Telecamera disabilitata (non presente sul banco)</text:p>
          </table:table-cell>
        </table:table-row>
        <table:table-row table:style-name="ro2">
          <table:table-cell/>
          <table:table-cell office:value-type="string">
            <text:p>Tastatore abilitato</text:p>
          </table:table-cell>
        </table:table-row>
        <table:table-row table:style-name="ro2">
          <table:table-cell/>
          <table:table-cell office:value-type="string">
            <text:p>Balluff disabilitato (il balluff è rotto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Offset X1 =0</text:p>
          </table:table-cell>
        </table:table-row>
        <table:table-row table:style-name="ro1">
          <table:table-cell/>
          <table:table-cell office:value-type="string">
            <text:p>Offset Y1 =0</text:p>
          </table:table-cell>
        </table:table-row>
        <table:table-row table:style-name="ro1">
          <table:table-cell/>
          <table:table-cell office:value-type="string">
            <text:p>Offset X2 =0</text:p>
          </table:table-cell>
        </table:table-row>
        <table:table-row table:style-name="ro1">
          <table:table-cell/>
          <table:table-cell office:value-type="string">
            <text:p>Offset X2 =0</text:p>
          </table:table-cell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23/08/2011</text:date>, <text:time>08.58.4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e Lacanale</meta:initial-creator>
    <meta:creation-date>2011-08-23T08:56:23.49</meta:creation-date>
    <dc:date>2011-08-23T08:58:47.25</dc:date>
    <dc:creator>Daniele Lacanale</dc:creator>
    <meta:editing-duration>PT2M23S</meta:editing-duration>
    <meta:editing-cycles>2</meta:editing-cycles>
    <meta:generator>OpenOffice.org/3.3$Win32 OpenOffice.org_project/330m20$Build-9567</meta:generator>
    <meta:document-statistic meta:table-count="3" meta:cell-count="8" meta:object-count="0"/>
  </office:meta>
</office:document-meta>
</file>